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6.418cm"/>
    </style:style>
    <style:style style:name="co3" style:family="table-column">
      <style:table-column-properties fo:break-before="auto" style:column-width="1.901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.91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.91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2" table:default-cell-style-name="ce17"/>
        <table:table-column table:style-name="co1" table:number-columns-repeated="16380" table:default-cell-style-name="ce4"/>
        <table:table-row table:style-name="ro1">
          <table:table-cell/>
          <table:table-cell table:style-name="ce5" office:value-type="string" calcext:value-type="string">
            <text:p>Student</text:p>
          </table:table-cell>
          <table:table-cell/>
          <table:table-cell table:style-name="ce13" office:value-type="string" calcext:value-type="string">
            <text:p>Reviewer</text:p>
          </table:table-cell>
          <table:table-cell table:number-columns-repeated="16380"/>
        </table:table-row>
        <table:table-row table:style-name="ro1">
          <table:table-cell/>
          <table:table-cell table:style-name="ce6" office:value-type="string" calcext:value-type="string">
            <text:p>Eric Leon</text:p>
          </table:table-cell>
          <table:table-cell/>
          <table:table-cell table:style-name="ce14" office:value-type="string" calcext:value-type="string">
            <text:p>James Glover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Code review form</text:p>
          </table:table-cell>
          <table:covered-table-cell table:number-columns-repeated="3" table:style-name="ce7"/>
          <table:table-cell table:number-columns-repeated="16380"/>
        </table:table-row>
        <table:table-row table:style-name="ro2">
          <table:table-cell table:style-name="ce3" table:number-columns-repeated="3"/>
          <table:table-cell table:style-name="ce15"/>
          <table:table-cell table:number-columns-repeated="16380"/>
        </table:table-row>
        <table:table-row table:style-name="ro1">
          <table:table-cell table:number-columns-repeated="2"/>
          <table:table-cell table:style-name="ce8" office:value-type="string" calcext:value-type="string">
            <text:p>Yes/No</text:p>
          </table:table-cell>
          <table:table-cell table:style-name="ce16" office:value-type="string" calcext:value-type="string">
            <text:p>Note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oes the code run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Run without errors (logical)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Make all values to 2dp</text:p>
          </table:table-cell>
          <table:table-cell table:number-columns-repeated="16380"/>
        </table:table-row>
        <table:table-row table:style-name="ro1">
          <table:table-cell/>
          <table:table-cell table:style-name="ce9" office:value-type="string" calcext:value-type="string">
            <text:p>Input validated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re all requirements/specifications for the code met?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Need to ask for the date to display orders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Did author plan code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Pseudocode?</text:p>
          </table:table-cell>
          <table:table-cell table:style-name="ce1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Flowchart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re data types used correctly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Does the application correctly convert between types if/when needed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Variables are used and named appropriately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Descriptive / meaningful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Uses camelCase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Is the code readable/understandable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Is the code indented appropriately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Are the comments adequate/appropriate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Methods are used and named appropriately? 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Apply DRY principle.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EditOrder and GetOrder are fundamentally the same</text:p>
          </table:table-cell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Does one function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Only exception could be the load file in the order dao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Are Classes modeled appropriately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Properties are appropriate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Class methods appropriate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re appropriate data structures used for storing/processing data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List, Map, Set, etc.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Is the code built using MVC structure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an the author explain Dependency Injection? (DI)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11" office:value-type="string" calcext:value-type="string">
            <text:p>Can they explain how DI is implemented in their application?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Doesn’t have DI in the unit tests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re exceptions handled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Good use of try/catch/finally blocks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most exceptions were handled gracefully without try catch</text:p>
          </table:table-cell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Do they show too much information when thrown?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Maybe provide the user input back</text:p>
          </table:table-cell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Are the appropriate exceptions caught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Do custom exceptions respond appropriately?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Technically done but could have been done more often, could be more specific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Is there a service layer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Does the service layer contain only business logic?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Has some if statements that does the same as exception handling</text:p>
          </table:table-cell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Is the author able to explain the importance of the service layer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Is there testing for the code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Can the author explain stateful / stateless testing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Is there adequate testing coverage?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All the easy functionalities are tested but not strange cases</text:p>
          </table:table-cell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Is the Service layer tested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Are the DAOs tested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Does the application use Lambdas and streams correctly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Are the IO/CRUD operations performed correctly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Is appropriate data returned in appropriate format?</text:p>
          </table:table-cell>
          <table:table-cell table:style-name="ce12" office:value-type="string" calcext:value-type="string">
            <text:p>yes</text:p>
          </table:table-cell>
          <table:table-cell office:value-type="string" calcext:value-type="string">
            <text:p>Sometimes some data is redundant to return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Is author able to explain foundational elements of the Java language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Abstraction, inheritance, polymorphism, encapsulation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/>
          <table:table-cell table:style-name="ce11" office:value-type="string" calcext:value-type="string">
            <text:p>Can author explain how / why they coded a solution the way they did?</text:p>
          </table:table-cell>
          <table:table-cell table:style-name="ce12" office:value-type="string" calcext:value-type="string">
            <text:p>yes</text:p>
          </table:table-cell>
          <table:table-cell table:number-columns-repeated="16381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C6:Sheet1.C50">
            <calcext:condition calcext:apply-style-name="ConditionalStyle_2" calcext:value="contains-text(&quot;No&quot;)" calcext:base-cell-address="Sheet1.C6"/>
            <calcext:condition calcext:apply-style-name="ConditionalStyle_1" calcext:value="contains-text(&quot;Yes&quot;)" calcext:base-cell-address="Sheet1.C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unnicutt, David</meta:initial-creator>
    <meta:creation-date>2015-06-05T18:17:20</meta:creation-date>
    <dc:date>2025-10-30T16:41:23.301000000</dc:date>
    <meta:generator>LibreOffice/24.2.3.2$Windows_X86_64 LibreOffice_project/433d9c2ded56988e8a90e6b2e771ee4e6a5ab2ba</meta:generator>
    <meta:editing-duration>PT4M32S</meta:editing-duration>
    <meta:editing-cycles>1</meta:editing-cycles>
    <meta:document-statistic meta:table-count="1" meta:cell-count="125" meta:object-count="0"/>
    <meta:user-defined meta:name="AppVersion">16.0300</meta:user-defined>
  </office:meta>
</office:document-meta>
</file>